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3" style:family="table-cell" style:parent-style-name="Default" style:data-style-name="N118"/>
  </office:automatic-styles>
  <office:body>
    <office:spreadsheet>
      <table:table table:name="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2000000">
            <text:p>20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537.777777777778">
            <text:p>537.77778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900">
            <text:p>900</text:p>
          </table:table-cell>
          <table:table-cell table:formula="oooc:=[.C2]/[.C7]" office:value-type="float" office:value="1440">
            <text:p>1440</text:p>
          </table:table-cell>
          <table:table-cell table:formula="oooc:=[.D2]/[.D7]" office:value-type="float" office:value="2000">
            <text:p>2000</text:p>
          </table:table-cell>
          <table:table-cell table:formula="oooc:=[.E2]/[.E7]" office:value-type="float" office:value="3719.00826446281">
            <text:p>3719.01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ooc:=[.D5]/([.E5])" office:value-type="float" office:value="0.0833333333333333">
            <text:p>0.08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12]/([.C3]*[.C4])*[.C5]" office:value-type="float" office:value="53.34264">
            <text:p>53.34</text:p>
          </table:table-cell>
          <table:table-cell table:number-columns-repeated="2"/>
        </table:table-row>
      </table:table>
      <table:table table:name="wou_stepgen_c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dt</text:p>
          </table:table-cell>
          <table:table-cell table:style-name="ce3" table:formula="oooc:=1310720/1000000000" office:value-type="float" office:value="0.00131072">
            <text:p>0.001310720</text:p>
          </table:table-cell>
          <table:table-cell/>
        </table:table-row>
        <table:table-row table:style-name="ro3">
          <table:table-cell office:value-type="string">
            <text:p>recip_dt</text:p>
          </table:table-cell>
          <table:table-cell table:formula="oooc:=1/[.B1]" office:value-type="float" office:value="762.939453125">
            <text:p>762.94</text:p>
          </table:table-cell>
          <table:table-cell/>
        </table:table-row>
        <table:table-row table:style-name="ro4">
          <table:table-cell office:value-type="string">
            <text:p>maxaccel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office:value-type="string">
            <text:p>max_ac</text:p>
          </table:table-cell>
          <table:table-cell table:formula="oooc:=[.B3]*[.B6]" office:value-type="float" office:value="1388888890">
            <text:p>1388888890</text:p>
          </table:table-cell>
          <table:table-cell table:formula="oooc:=500000*[.B2]" office:value-type="float" office:value="381469726.5625">
            <text:p>381469726.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ale</text:p>
          </table:table-cell>
          <table:table-cell office:value-type="float" office:value="1388.88889">
            <text:p>1388.89</text:p>
          </table:table-cell>
          <table:table-cell/>
        </table:table-row>
        <table:table-row table:style-name="ro4">
          <table:table-cell office:value-type="string">
            <text:p>pos_cmd(deg)</text:p>
          </table:table-cell>
          <table:table-cell office:value-type="float" office:value="-25.7754263">
            <text:p>-25.78</text:p>
          </table:table-cell>
          <table:table-cell/>
        </table:table-row>
        <table:table-row table:style-name="ro4">
          <table:table-cell office:value-type="string">
            <text:p>curr_pos(deg)</text:p>
          </table:table-cell>
          <table:table-cell office:value-type="float" office:value="-25.44192">
            <text:p>-25.44</text:p>
          </table:table-cell>
          <table:table-cell/>
        </table:table-row>
        <table:table-row table:style-name="ro3">
          <table:table-cell office:value-type="string">
            <text:p>curr_vel(cnt/sec)</text:p>
          </table:table-cell>
          <table:table-cell office:value-type="float" office:value="-262508.09">
            <text:p>-262508.09</text:p>
          </table:table-cell>
          <table:table-cell table:formula="oooc:=[.B9]*[.B1]" office:value-type="float" office:value="-344.0746037248">
            <text:p>-344.07</text:p>
          </table:table-cell>
        </table:table-row>
        <table:table-row table:style-name="ro3">
          <table:table-cell office:value-type="string">
            <text:p>pos_cmd(cnt)</text:p>
          </table:table-cell>
          <table:table-cell table:formula="oooc:=[.B7]*[.B6]" office:value-type="float" office:value="-35799.2032230838">
            <text:p>-35799.2</text:p>
          </table:table-cell>
          <table:table-cell/>
        </table:table-row>
        <table:table-row table:style-name="ro3">
          <table:table-cell office:value-type="string">
            <text:p>curr_pos(cnt)</text:p>
          </table:table-cell>
          <table:table-cell table:formula="oooc:=[.B8]*[.B6]" office:value-type="float" office:value="-35336.0000282688">
            <text:p>-35336</text:p>
          </table:table-cell>
          <table:table-cell/>
        </table:table-row>
        <table:table-row table:style-name="ro1">
          <table:table-cell office:value-type="string">
            <text:p>est_err</text:p>
          </table:table-cell>
          <table:table-cell table:formula="oooc:=[.B10]-[.B11]" office:value-type="float" office:value="-463.203194815003">
            <text:p>-463.2</text:p>
          </table:table-cell>
          <table:table-cell/>
        </table:table-row>
        <table:table-row table:style-name="ro1">
          <table:table-cell office:value-type="string">
            <text:p>match_ac</text:p>
          </table:table-cell>
          <table:table-cell table:formula="oooc:=2*([.B12]*[.B2]-[.B9])*[.B2]" office:value-type="float" office:value="-138683932.705553">
            <text:p>-138683932.71</text:p>
          </table:table-cell>
          <table:table-cell table:formula="oooc:=[.B13]/[.B6]" office:value-type="float" office:value="-99852.4314681165">
            <text:p>-99852.43</text:p>
          </table:table-cell>
        </table:table-row>
        <table:table-row table:style-name="ro1">
          <table:table-cell office:value-type="string">
            <text:p>match_ac</text:p>
          </table:table-cell>
          <table:table-cell office:value-type="float" office:value="-972222.22">
            <text:p>-972222.22</text:p>
          </table:table-cell>
          <table:table-cell/>
        </table:table-row>
        <table:table-row table:style-name="ro3">
          <table:table-cell office:value-type="string">
            <text:p>end_vel</text:p>
          </table:table-cell>
          <table:table-cell table:formula="oooc:=[.B9]+[.B14]*[.B1]" office:value-type="float" office:value="-263782.401108198">
            <text:p>-263782.4</text:p>
          </table:table-cell>
          <table:table-cell/>
        </table:table-row>
        <table:table-row table:style-name="ro3">
          <table:table-cell office:value-type="string">
            <text:p>new_vel</text:p>
          </table:table-cell>
          <table:table-cell table:formula="oooc:=([.B9]+[.B15])/2" office:value-type="float" office:value="-263145.245554099">
            <text:p>-263145.25</text:p>
          </table:table-cell>
          <table:table-cell/>
        </table:table-row>
        <table:table-row table:style-name="ro3">
          <table:table-cell office:value-type="string">
            <text:p>accum</text:p>
          </table:table-cell>
          <table:table-cell table:formula="oooc:=[.B11]+[.B16]*[.B1]" office:value-type="float" office:value="-35680.9097645215">
            <text:p>-35680.91</text:p>
          </table:table-cell>
          <table:table-cell/>
        </table:table-row>
        <table:table-row table:style-name="ro4">
          <table:table-cell office:value-type="string">
            <text:p>new_pos</text:p>
          </table:table-cell>
          <table:table-cell table:formula="oooc:=[.B17]/[.B6]" office:value-type="float" office:value="-25.6902550099033">
            <text:p>-25.69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21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10-05T19:37:49</dc:date>
    <meta:editing-cycles>10</meta:editing-cycles>
    <meta:editing-duration>PT17H56M46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